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さらに洞窟を進むこと30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場所・・・・・・・・・・・・・・・・・・・・・・・・・・
・・・・・・・・・・・・・・・間違えたかな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疑問の方向性がずれてはいるものの、己の
行動の過ちを感じ始めたその時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これはこれは、4体持ちさ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まさかこうも簡単に袋のネズミになって
　くれるとは思ってもみなかったよねぇ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突如現れた2人の男もまた、死神である。
（演出の都合上、彼らの肉体も1つだけの表示と
　させていただく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ご存知のとおり死神たちの縄張りは荒野である
が、彼らの秩序は単純明快に弱肉強食の上に
成り立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強い者が弱い者の全てを奪い、弱い者は
強い者の支配を受け入れ服従する。
それが死神の唯一にして最大のルール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同時に、強い野心を持つ者が下克上を
果たすため、時として結託し、その数をもってして
強者を下すこともしばしば起こ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ともと戦闘狂であり、争いを好み楽しむ性質の
彼らにとって、“4体持ち”という奇跡のような存在
は、狩りの対象として十分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あんた、最近ずいぶん俺らの縄張りで暴れて
　くれてるそうだね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食料もかなり横取りされてるって話だ。
　さぞかし満足だろう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でもねぇ・・・いくらあんたが死神最強の4体持ち
　だと言っても、これ以上黙って好きにさせておく
　わけにはいかないんだよね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悪いけど、君にはここで消えてもら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C
「ククク・・・どうした？　謝れば見逃してもらえる
　とでも思っている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D
「貴様の戦闘力は事前にリサーチさせて
　もら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D
「驚異的ではあるが、しょせんは1人。　我々は
　2体持ちとは言え、この数を相手ではどうにも
　できま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E
「ここで終わりだ！　くたばれ4体持ちぃ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の肉体は4。　対して敵の肉体は合計12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客観的に見れば、起死回生の望みさえ灰の
ように吹き飛ぶ状況であるが、彼らは知らな
か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死神1人の戦闘力は、肉体数の5乗である事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と互角に戦うには、2体持ちの死神を32人、
合計64体の肉体を用意しなければならない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まるところ、4体持ちの死神とは、2体持ちの
彼らにとってそれほど超常的な存在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もっと・・・・・・奥・・・・・・・・・・かな
・・・・・・会場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期に及んで未だこれが罠だということに
気付かない彼女も、たいがい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ま・・・待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なに・・・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君がお望みの・・・ば、晩餐会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その先の通路を・・・左に、曲がった・・・先・・・
　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うん・・・
・・・・・・・・わかった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彼らもまた、幾多の修羅場をくぐり抜けて
きた戦いの申し子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死神少女を打倒するための策を、もう1つ用意
し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会場は・・・・・・・・・左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ごちそう・・・・・・・・・・・・・・・・・・・・
・・・・・・・・・・・・・・・・・・・・・・・・・・いっぱ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いただきます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むあむあむあむあむあむあむあむあむあむ
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むあむあむあむあむあむあむあむあむあむ
あむあむあむあむあむあむあむあむあむあむ
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ごくごくごくごくごくごくごくごくごくごくごくごく
ごくごくごくごくごくごくごくごくごくごくごくごくごく
ごくごくごくごくごくごくごくごくごくごくごくごくごく
ごくごくごくごくごくごくごくごくごくごくごくごくご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ごちそうさま・・・・・・・・・・・・・・・・
・・・・・でした・・・・・・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大型草食動物もびっくりの食欲で、用意されて
いた大量の食べ物を4つの体で一気に平らげた
死神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当然ながら、これも敵の死神たちによる罠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フ・・・フフフ・・・フフ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ぜ～んぶキレイに食べた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満足してもらえた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俺らの特製“竜毒入り”最後の晩餐フルコース
　をねぇ・・・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竜毒とは、魔界に伝わる最強クラスの猛毒で
あり、“竜をも一瞬で失神させる”ほどの強い
麻酔効果を持つ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食した料理の全てに、この強力な毒が
盛られ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まさか毒が効き始める前に全部食い終わっち
　まうとは思わなかったけどね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その摂取量だと・・・フフ・・・下手すりゃ命に
　かかわるかもねぇ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首尾はどうだ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ああ、大成功さ。　1つ残らず胃に入った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そうか。　これでやつも終わり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おかわり・・・・・・・・・・・・・・・
・・・・・・・・・・・・・・・・・・・・・・・・・・・ある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おい、本当に竜毒入りの料理を食わせたん
　だよ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あ、ああ・・・そのはずなんだ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結論から言うと、彼らの竜毒作戦は失敗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死神少女が特別な存在とされる理由として
4体持ちであることが大きく目立っているものの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実、彼女が仮に2体持ちであったとしても
その戦闘力は他の追随を許さなかった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なぜなら、彼女は生まれながらにして卓越した
五感や身体能力を有してお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と代謝においては、経口摂取したあらゆる
毒素を即時に分解し、無毒化することが可能
な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なんてこった・・・ぜんぜん毒が効いてない
　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マジ・・・かよ・・・バケモノ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くそ・・・こうなったらとことんやってやる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総力戦だ！　仲間を全員招集しろ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ああ、分かっ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よく聞け、4体持ち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あんたは俺らの闘争本能に火を点け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もはやここから生きて出られるとは思わない
　ことだね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どうすれば・・・・・・・・・・・ここから・・・
・・・・・・・・・・・・・・・・・・・・・出られるの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おいおい、あんたに渡した手紙が何の招待状
　だったか忘れた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食うか食われるか。　それが死神界のルール
　だ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わかった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くして、死神たちの“晩餐会”が幕をあけた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